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6.69236in" svg:height="3.3236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09-04-16T11:32:00Z</meta:creation-date>
    <dc:date>2026-02-20T10:57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1" meta:row-count="1" meta:non-whitespace-character-count="1"/>
  </office:meta>
</office:document-meta>
</file>